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master-page-name="">
      <loext:graphic-properties draw:fill="none"/>
      <style:paragraph-properties fo:margin-left="1cm" fo:margin-right="0cm" fo:text-indent="-0.7cm" style:auto-text-indent="false" style:page-number="auto" fo:background-color="transparent" fo:keep-with-next="always"/>
      <style:text-properties officeooo:rsid="0007184e" officeooo:paragraph-rsid="0007184e"/>
    </style:style>
    <style:style style:name="P2" style:family="paragraph" style:parent-style-name="Heading_20_1">
      <loext:graphic-properties draw:fill="none"/>
      <style:paragraph-properties fo:margin-left="1cm" fo:margin-right="0cm" fo:text-indent="-0.7cm" style:auto-text-indent="false" fo:background-color="transparent" fo:keep-with-next="always"/>
      <style:text-properties officeooo:rsid="0007184e" officeooo:paragraph-rsid="0007184e"/>
    </style:style>
    <style:style style:name="P3" style:family="paragraph" style:parent-style-name="Heading_20_1">
      <loext:graphic-properties draw:fill="none"/>
      <style:paragraph-properties fo:margin-left="1cm" fo:margin-right="0cm" fo:text-indent="-0.7cm" style:auto-text-indent="false" fo:background-color="transparent"/>
      <style:text-properties officeooo:rsid="0007184e" officeooo:paragraph-rsid="0007184e"/>
    </style:style>
    <style:style style:name="P4" style:family="paragraph" style:parent-style-name="Heading_20_2" style:master-page-name="">
      <loext:graphic-properties draw:fill="none"/>
      <style:paragraph-properties fo:margin-left="1cm" fo:margin-right="0cm" fo:margin-top="0.353cm" fo:margin-bottom="0.212cm" style:contextual-spacing="false" fo:text-indent="0cm" style:auto-text-indent="false" style:page-number="auto" fo:background-color="transparent" fo:keep-with-next="always"/>
      <style:text-properties officeooo:rsid="0007184e" officeooo:paragraph-rsid="0007184e"/>
    </style:style>
    <style:style style:name="P5" style:family="paragraph" style:parent-style-name="Heading_20_2">
      <loext:graphic-properties draw:fill="none"/>
      <style:paragraph-properties fo:margin-left="1cm" fo:margin-right="0cm" fo:margin-top="0.353cm" fo:margin-bottom="0.212cm" style:contextual-spacing="false" fo:text-indent="0cm" style:auto-text-indent="false" fo:background-color="transparent" fo:keep-with-next="always"/>
      <style:text-properties officeooo:rsid="0007184e" officeooo:paragraph-rsid="0007184e"/>
    </style:style>
    <style:style style:name="P6" style:family="paragraph" style:parent-style-name="Heading_20_2" style:master-page-name="">
      <loext:graphic-properties draw:fill="none"/>
      <style:paragraph-properties fo:margin-left="1cm" fo:margin-right="0cm" fo:margin-top="0.353cm" fo:margin-bottom="0.212cm" style:contextual-spacing="false" fo:text-indent="0cm" style:auto-text-indent="false" style:page-number="auto" fo:background-color="transparent" fo:keep-with-next="always"/>
      <style:text-properties officeooo:rsid="0007184e" officeooo:paragraph-rsid="0007184e"/>
    </style:style>
    <style:style style:name="P7" style:family="paragraph" style:parent-style-name="Heading_20_2" style:master-page-name="">
      <loext:graphic-properties draw:fill="none"/>
      <style:paragraph-properties fo:margin-left="1cm" fo:margin-right="0cm" fo:margin-top="0.353cm" fo:margin-bottom="0.212cm" style:contextual-spacing="false" fo:text-indent="0cm" style:auto-text-indent="false" style:page-number="auto" fo:background-color="transparent" fo:keep-with-next="always"/>
      <style:text-properties officeooo:rsid="0007184e" officeooo:paragraph-rsid="0007184e"/>
    </style:style>
    <style:style style:name="P8" style:family="paragraph" style:parent-style-name="Heading_20_2">
      <loext:graphic-properties draw:fill="none"/>
      <style:paragraph-properties fo:margin-left="1cm" fo:margin-right="0cm" fo:margin-top="0.353cm" fo:margin-bottom="0.212cm" style:contextual-spacing="false" fo:text-indent="0cm" style:auto-text-indent="false" fo:background-color="transparent" fo:keep-with-next="always"/>
      <style:text-properties officeooo:paragraph-rsid="0007184e"/>
    </style:style>
    <style:style style:name="P9" style:family="paragraph" style:parent-style-name="Standard" style:master-page-name="">
      <loext:graphic-properties draw:fill="none"/>
      <style:paragraph-properties fo:margin-left="0.3cm" fo:margin-right="0cm" fo:text-indent="0cm" style:auto-text-indent="false" style:page-number="auto" fo:background-color="transparent"/>
      <style:text-properties officeooo:paragraph-rsid="0007184e"/>
    </style:style>
    <style:style style:name="P10" style:family="paragraph" style:parent-style-name="Text_20_body">
      <loext:graphic-properties draw:fill="none"/>
      <style:paragraph-properties fo:margin-left="1cm" fo:margin-right="0cm" fo:margin-top="0cm" fo:margin-bottom="0.247cm" style:contextual-spacing="false" fo:line-height="115%" fo:text-indent="0cm" style:auto-text-indent="false" fo:background-color="transparent"/>
      <style:text-properties officeooo:rsid="0007184e" officeooo:paragraph-rsid="0007184e"/>
    </style:style>
    <style:style style:name="P11" style:family="paragraph" style:parent-style-name="Text_20_body" style:master-page-name="">
      <loext:graphic-properties draw:fill="none"/>
      <style:paragraph-properties fo:margin-left="0.3cm" fo:margin-right="0cm" fo:margin-top="0cm" fo:margin-bottom="0.247cm" style:contextual-spacing="false" fo:line-height="115%" fo:text-indent="0cm" style:auto-text-indent="false" style:page-number="auto" fo:background-color="transparent"/>
      <style:text-properties officeooo:rsid="0007184e" officeooo:paragraph-rsid="0007184e"/>
    </style:style>
    <style:style style:name="P12" style:family="paragraph" style:parent-style-name="Text_20_body" style:list-style-name="">
      <loext:graphic-properties draw:fill="none"/>
      <style:paragraph-properties fo:margin-left="1cm" fo:margin-right="0cm" fo:margin-top="0.353cm" fo:margin-bottom="0.212cm" style:contextual-spacing="false" fo:text-indent="0cm" style:auto-text-indent="false" fo:background-color="transparent"/>
      <style:text-properties officeooo:rsid="0007184e" officeooo:paragraph-rsid="0007184e"/>
    </style:style>
    <style:style style:name="P13" style:family="paragraph" style:parent-style-name="Text_20_body" style:master-page-name="">
      <loext:graphic-properties draw:fill="none"/>
      <style:paragraph-properties fo:margin-left="0.3cm" fo:margin-right="0cm" fo:margin-top="0cm" fo:margin-bottom="0.247cm" style:contextual-spacing="false" fo:line-height="115%" fo:text-indent="0cm" style:auto-text-indent="false" style:page-number="auto" fo:background-color="transparent"/>
      <style:text-properties officeooo:paragraph-rsid="0007184e"/>
    </style:style>
    <style:style style:name="P14" style:family="paragraph" style:parent-style-name="Text_20_body">
      <loext:graphic-properties draw:fill="none"/>
      <style:paragraph-properties fo:margin-left="0.3cm" fo:margin-right="0cm" fo:margin-top="0cm" fo:margin-bottom="0.247cm" style:contextual-spacing="false" fo:line-height="115%" fo:text-indent="0cm" style:auto-text-indent="false" fo:background-color="transparent"/>
      <style:text-properties officeooo:paragraph-rsid="0007184e"/>
    </style:style>
    <style:style style:name="P15" style:family="paragraph" style:parent-style-name="Text_20_body" style:master-page-name="">
      <loext:graphic-properties draw:fill="none"/>
      <style:paragraph-properties fo:margin-left="0.3cm" fo:margin-right="0cm" fo:margin-top="0cm" fo:margin-bottom="0.247cm" style:contextual-spacing="false" fo:line-height="115%" fo:text-indent="0cm" style:auto-text-indent="false" style:page-number="auto" fo:background-color="transparent"/>
      <style:text-properties officeooo:paragraph-rsid="0007184e"/>
    </style:style>
    <style:style style:name="P16" style:family="paragraph" style:parent-style-name="Title">
      <style:paragraph-properties fo:text-align="center" style:justify-single-word="false"/>
      <style:text-properties officeooo:rsid="0007184e" officeooo:paragraph-rsid="0007184e"/>
    </style:style>
    <style:style style:name="T1" style:family="text">
      <style:text-properties officeooo:rsid="0007184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Red Falcon</text:p>
      <text:h text:style-name="P3" text:outline-level="1">Personagem</text:h>
      <text:p text:style-name="P9"><text:span text:style-name="T1">O protagonista do jogo chama-se Alex Turdevick, ele é um piloto espacial, consagrado como líder de uma subdivisão militar de elite, também possui um caça espacial de alta tecnologia chamado Red Falcon que foi herdado de seu pai. O mesmo mora na estação espacial Alfarium ISS-87k e formou uma família, sendo pai de Cloe Turdevick e marido de Luna Sparkle.</text:span></text:p>
      <text:h text:style-name="P3" text:outline-level="1">História</text:h>
      <text:p text:style-name="P13">Após a descoberta de uma <text:span text:style-name="T1">raça</text:span> alienígena hostil nos confins da galáxia, a estação espacial Alfarium ISS-87k se torna o último bastião da humanidade. Com os Conque<text:span text:style-name="T1">n</text:span>idários determinados a consumir todos os <text:span text:style-name="T1">seres</text:span> humanos, Alex Turdevick e sua nave Red Falcon são a última esperança para defender a estação e garantir a sobrevivência de sua família e dos habitantes do setor. </text:p>
      <text:h text:style-name="P4" text:outline-level="2">Tema</text:h>
      <text:p text:style-name="P10">O jogo gira em torno de coragem, sacrifício e a luta contra uma ameaça alienígena que busca exterminar a humanidade. Alex Turdevick precisa proteger sua família e a estação espacial Alfarium ISS-87k enquanto enfrenta a misteriosa raça invasora, os Conquenidários. </text:p>
      <text:h text:style-name="P1" text:outline-level="1">Progressão da História</text:h>
      <text:p text:style-name="P13">A narrativa do jogo se divide em três fases principais, representando os momentos mais críticos do conflito com os Conquenidários.</text:p>
      <text:p text:style-name="P14">Alex Turdevick é chamado às pressas para defender a Alfarium ISS-87k contra as primeiras ondas de ataque dos Conquenidários. Durante essa fase, o jogador aprende as mecânicas básicas do jogo enquanto enfrenta inimigos menores e descobre os primeiros indícios da ameaça alienígena<text:span text:style-name="Strong_20_Emphasis">.</text:span><text:line-break/>Após repelir os ataques iniciais, Alex precisa combater forças invasoras que conseguiram penetrar nas defesas da estação. Durante essa fase, o jogador enfrenta inimigos mais complexos e precisa proteger áreas específicas da Alfarium, como os reatores e os sistemas de suporte vital. Elementos da história revelam mais sobre a biologia e os objetivos dos Conquenidários.<text:line-break/>A <text:span text:style-name="T1">história</text:span> culmina em um confronto direto com a <text:span text:style-name="T1">Rainha-M</text:span>ãe dos Conquenidários. Alex utiliza todas as habilidades e armas da Red Falcon para enfrentar ondas de inimigos avançados e derrotar o núcleo central da colmeia alienígena, decidindo o destino da estação espacial e da humanidade.</text:p>
      <text:h text:style-name="P2" text:outline-level="1">Jogabilidade</text:h>
      <text:h text:style-name="P4" text:outline-level="2">Metas</text:h>
      <text:h text:style-name="P12" text:outline-level="2">Atirar nos Conquenidários que aparcerem na tela antes que ele cheguem até a nave; Fazer o máximo de pontos no mínimo de tempo possível; Concluir o objetivo singular de cada fase.</text:h>
      <text:h text:style-name="P8" text:outline-level="2"><text:soft-page-break/><text:span text:style-name="T1">Mecânica do Jogo</text:span></text:h>
      <text:h text:style-name="P12" text:outline-level="2">Cada fase o jogador terá 3 vidas, se ele perder as 3 vidas, ele volta pro inicio da 3º fase. Toda vez que o jogador completa uma fase do jogo, ele recupera todas as 3 vidas. O jogador ganhará pontos ao eliminar inimigos, ao completar as 3 fases do jogo, será exibido sua pontuação total, baseada na quantidade de inimigos que ele eliminou no menor tempo.</text:h>
      <text:h text:style-name="P5" text:outline-level="2">Itens e Poderes</text:h>
      <text:h text:style-name="P12" text:outline-level="2">Alguns inimigos podem soltar alguns itens, que duraram até ele morrer, ou completar as 3 fases, alguns aumentaram o dano causado, outros a quantidade de projéteis disparados, e até mesmo fornecer uma vida extra que durará somente pela duração da fase.</text:h>
      <text:h text:style-name="P5" text:outline-level="2">Progressão de Dificuldade</text:h>
      <text:h text:style-name="P12" text:outline-level="2">Com o passar do jogo, os inimigos começaram a evoluir, eles aumentaram sua vida, e sua velocidade. Além disso, os inimigos vão variar as maneiras seu comportamento, podendo atirar seus próprios projéteis contra o jogador, explodindo em área ao serem abatidos, e até mesmo curando os Conquenidários em volta.</text:h>
      <text:h text:style-name="P5" text:outline-level="2">Obstáculos</text:h>
      <text:h text:style-name="P12" text:outline-level="2">O único obstáculo presente no jogo são os Conquenidários que avançarão até o jogador, e caso eles cheguem até o personagem, ou ultrapassem sua linha, você perde uma vida, ao acabar as 3 vidas, você perde e reinicia todas as 3 fases.</text:h>
      <text:h text:style-name="P2" text:outline-level="1">Estilo de Arte</text:h>
      <text:p text:style-name="P11">O jogo vai seguir o clássico estilo de arte dos jogos retro antigos, com algumas adaptações para os softwares de pintura atuais, se utilizando da diferença de capacidade de processamento das máquinas atuais pra incrementar mais detalhes na textura.</text:p>
      <text:h text:style-name="P2" text:outline-level="1"><text:soft-page-break/>Sonoplastia</text:h>
      <text:h text:style-name="P2" text:outline-level="1">Descrição Técnica</text:h>
      <text:h text:style-name="P2" text:outline-level="1">Público &amp; Marketing</text:h>
      <text:h text:style-name="P4" text:outline-level="2">Público Alvo</text:h>
      <text:h text:style-name="P5" text:outline-level="2">Plataformas</text:h>
      <text:h text:style-name="P5" text:outline-level="2">Localização</text:h>
      <text:h text:style-name="P2" text:outline-level="1">Pontuação</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5T14:04:04.855000000</meta:creation-date>
    <dc:date>2024-11-25T15:58:29.223000000</dc:date>
    <meta:editing-duration>PT1H54M25S</meta:editing-duration>
    <meta:editing-cycles>1</meta:editing-cycles>
    <meta:document-statistic meta:table-count="0" meta:image-count="0" meta:object-count="0" meta:page-count="3" meta:paragraph-count="30" meta:word-count="643" meta:character-count="3903" meta:non-whitespace-character-count="3306"/>
    <meta:generator>LibreOffice/7.5.9.2$Windows_X86_64 LibreOffice_project/cdeefe45c17511d326101eed8008ac4092f278a9</meta:generator>
  </office:meta>
</office:document-meta>
</file>